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3b33" officeooo:paragraph-rsid="000b3b33" style:language-asian="ko" style:country-asian="KR"/>
    </style:style>
    <style:style style:name="P2" style:family="paragraph" style:parent-style-name="Standard">
      <style:text-properties officeooo:rsid="000b3b33" officeooo:paragraph-rsid="000b3b33"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nguajes de programación</text:p>
      <text:p text:style-name="P2"/>
      <text:p text:style-name="P1">&lt;Programa&gt;::=&lt;LineaCodigo&gt;</text:p>
      <text:p text:style-name="Text_20_body">&lt;LineaCodigo&gt;::=&lt;Instrucciones&gt; | &lt;LineaCodigo&gt;&lt;Instrucciones&gt;</text:p>
      <text:p text:style-name="Text_20_body">&lt;Instrucciones&gt;::=&lt;Sentencia-repeticion&gt; | &lt;Sentencia-condicional&gt; | &lt;expresion&gt;</text:p>
      <text:p text:style-name="Text_20_body">/*************************************************************************/</text:p>
      <text:p text:style-name="Text_20_body">&lt;Sentencia-repeticion&gt;::=&lt;sentencia-mientras&gt;|&lt;sentencia-repetir&gt;|&lt;sentencia-para&gt;</text:p>
      <text:p text:style-name="Text_20_body">&lt;sentencia-mientras&gt;::= MIENTRAS &lt;condicion&gt; HACER &lt;LineaCodigo&gt; FIN-MIENTRAS</text:p>
      <text:p text:style-name="Text_20_body">&lt;sentencia-repetir&gt;::= REPETTIR &lt;LineaCodigo&gt; HASTA &lt;condicion&gt;</text:p>
      <text:p text:style-name="Text_20_body">&lt;sentencia-para&gt;::=PARA &lt;variable&gt;|&lt;constante&gt; DESDE &lt;numero&gt; HASTA &lt;numero&gt; INCREMENTO &lt;numero&gt;</text:p>
      <text:p text:style-name="Text_20_body">&lt;LineaCodigo&gt;</text:p>
      <text:p text:style-name="Text_20_body">FIN-PAR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8:09:27.913000000</meta:creation-date>
    <dc:date>2021-03-13T18:11:22.325000000</dc:date>
    <meta:editing-duration>PT1M56S</meta:editing-duration>
    <meta:editing-cycles>1</meta:editing-cycles>
    <meta:document-statistic meta:table-count="0" meta:image-count="0" meta:object-count="0" meta:page-count="1" meta:paragraph-count="11" meta:word-count="35" meta:character-count="607" meta:non-whitespace-character-count="583"/>
    <meta:generator>LibreOffice/6.4.5.2$Windows_X86_64 LibreOffice_project/a726b36747cf2001e06b58ad5db1aa3a9a1872d6</meta:generator>
  </office:meta>
</office:document-meta>
</file>